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Segoe UI4" svg:font-family="'Segoe UI'" style:font-adornments="Regular"/>
    <style:font-face style:name="Arial2" svg:font-family="Arial" style:font-family-generic="swiss"/>
    <style:font-face style:name="Arial3" svg:font-family="Arial" style:font-adornments="Regular" style:font-family-generic="swiss"/>
    <style:font-face style:name="Arial5" svg:font-family="Arial" style:font-pitch="variable"/>
    <style:font-face style:name="Copperplate Gothic Light" svg:font-family="'Copperplate Gothic Light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Copperplate Gothic Light1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33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dp33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34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35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36" style:family="drawing-page">
      <style:drawing-page-properties presentation:background-visible="true" presentation:background-objects-visible="true" draw:fill="bitmap" draw:fill-image-name="Bitmap_20_38" style:repeat="stretch" presentation:display-footer="true" presentation:display-page-number="false" presentation:display-date-time="true"/>
    </style:style>
    <style:style style:name="dp37" style:family="drawing-page">
      <style:drawing-page-properties presentation:background-visible="true" presentation:background-objects-visible="true" draw:fill="bitmap" draw:fill-image-name="Bitmap_20_39" style:repeat="stretch" presentation:display-footer="true" presentation:display-page-number="false" presentation:display-date-time="true"/>
    </style:style>
    <style:style style:name="dp38" style:family="drawing-page">
      <style:drawing-page-properties presentation:background-visible="true" presentation:background-objects-visible="true" draw:fill="bitmap" draw:fill-image-name="Bitmap_20_40" style:repeat="stretch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draw:fill="bitmap" draw:fill-image-name="Bitmap_20_41" style:repeat="stretch" presentation:display-footer="true" presentation:display-page-number="false" presentation:display-date-time="true"/>
    </style:style>
    <style:style style:name="dp40" style:family="drawing-page">
      <style:drawing-page-properties presentation:background-visible="true" presentation:background-objects-visible="true" draw:fill="bitmap" draw:fill-image-name="Bitmap_20_42" style:repeat="stretch" presentation:display-footer="true" presentation:display-page-number="false" presentation:display-date-time="true"/>
    </style:style>
    <style:style style:name="dp41" style:family="drawing-page">
      <style:drawing-page-properties presentation:background-visible="true" presentation:background-objects-visible="true" draw:fill="bitmap" draw:fill-image-name="Bitmap_20_43" style:repeat="stretch" presentation:display-footer="true" presentation:display-page-number="false" presentation:display-date-time="true"/>
    </style:style>
    <style:style style:name="dp42" style:family="drawing-page">
      <style:drawing-page-properties presentation:background-visible="true" presentation:background-objects-visible="true" draw:fill="bitmap" draw:fill-image-name="Bitmap_20_44" style:repeat="stretch" presentation:display-footer="true" presentation:display-page-number="false" presentation:display-date-time="true"/>
    </style:style>
    <style:style style:name="dp43" style:family="drawing-page">
      <style:drawing-page-properties presentation:background-visible="true" presentation:background-objects-visible="true" draw:fill="bitmap" draw:fill-image-name="Bitmap_20_45" style:repeat="stretch" presentation:display-footer="true" presentation:display-page-number="false" presentation:display-date-time="true"/>
    </style:style>
    <style:style style:name="dp44" style:family="drawing-page">
      <style:drawing-page-properties presentation:background-visible="true" presentation:background-objects-visible="true" draw:fill="bitmap" draw:fill-image-name="Bitmap_20_46" style:repeat="stretch" presentation:display-footer="true" presentation:display-page-number="false" presentation:display-date-time="true"/>
    </style:style>
    <style:style style:name="dp45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46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47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48" style:family="drawing-page">
      <style:drawing-page-properties presentation:background-visible="true" presentation:background-objects-visible="true" draw:fill="bitmap" draw:fill-image-name="Bitmap_20_50" style:repeat="stretch" presentation:display-footer="true" presentation:display-page-number="false" presentation:display-date-time="true"/>
    </style:style>
    <style:style style:name="dp49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50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51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52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dp53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54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55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56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57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58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gr1" style:family="graphic" style:parent-style-name="Default_5f_4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3.052cm"/>
    </style:style>
    <style:style style:name="gr3" style:family="graphic">
      <style:graphic-properties style:protect="size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827cm"/>
    </style:style>
    <style:style style:name="gr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814cm"/>
    </style:style>
    <style:style style:name="gr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544cm"/>
    </style:style>
    <style:style style:name="gr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544cm"/>
    </style:style>
    <style:style style:name="gr9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10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38cm"/>
    </style:style>
    <style:style style:name="gr1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8.451cm"/>
    </style:style>
    <style:style style:name="gr13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8.451cm"/>
    </style:style>
    <style:style style:name="gr1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1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1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036cm"/>
    </style:style>
    <style:style style:name="gr18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036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21" style:family="graphic" style:parent-style-name="Default_5f_5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56cm"/>
    </style:style>
    <style:style style:name="gr2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22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2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937cm"/>
    </style:style>
    <style:style style:name="gr2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937cm"/>
    </style:style>
    <style:style style:name="gr3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981cm"/>
    </style:style>
    <style:style style:name="gr3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937cm"/>
    </style:style>
    <style:style style:name="gr3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937cm"/>
    </style:style>
    <style:style style:name="gr3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068cm"/>
    </style:style>
    <style:style style:name="gr3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3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3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068cm"/>
    </style:style>
    <style:style style:name="gr4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4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4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4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38cm"/>
    </style:style>
    <style:style style:name="gr4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651cm"/>
    </style:style>
    <style:style style:name="gr4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5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5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5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5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696cm"/>
    </style:style>
    <style:style style:name="gr5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5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5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58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509cm"/>
    </style:style>
    <style:style style:name="gr5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_5f_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4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8pt"/>
    </style:style>
    <style:style style:name="P10" style:family="paragraph">
      <style:paragraph-properties fo:margin-left="0.635cm" fo:margin-right="0cm" fo:margin-top="0cm" fo:margin-bottom="0cm" fo:line-height="100%" fo:text-align="start" fo:text-indent="-0.635cm" style:text-autospace="none">
        <style:tab-stops>
          <style:tab-stop style:position="19.05cm" style:type="right"/>
        </style:tab-stops>
      </style:paragraph-properties>
      <style:text-properties fo:font-size="2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font-size="2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4" style:family="paragraph">
      <style:paragraph-properties fo:margin-left="0.635cm" fo:margin-right="0cm" fo:margin-top="0cm" fo:margin-bottom="0cm" fo:line-height="100%" fo:text-align="center" fo:text-indent="-0.61cm" style:text-autospace="none">
        <style:tab-stops>
          <style:tab-stop style:position="19.05cm" style:type="right"/>
        </style:tab-stops>
      </style:paragraph-properties>
      <style:text-properties fo:font-size="28pt"/>
    </style:style>
    <style:style style:name="P15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6" style:family="paragraph">
      <style:paragraph-properties fo:margin-left="0.635cm" fo:margin-right="0cm" fo:margin-top="0cm" fo:margin-bottom="0cm" fo:line-height="100%" fo:text-align="start" fo:text-indent="-0.61cm" style:text-autospace="none">
        <style:tab-stops>
          <style:tab-stop style:position="19.05cm" style:type="right"/>
        </style:tab-stops>
      </style:paragraph-properties>
      <style:text-properties fo:font-size="28pt"/>
    </style:style>
    <style:style style:name="P17" style:family="paragraph">
      <style:paragraph-properties fo:margin-left="0.635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font-size="28pt"/>
    </style:style>
    <style:style style:name="P18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style:text-underline-style="none" style:font-size-asian="28pt" style:font-style-asian="normal" style:font-size-complex="28pt" style:font-style-complex="normal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3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6pt" fo:font-style="normal" style:text-underline-style="none" style:font-size-asian="36pt" style:font-style-asian="normal" style:font-size-complex="36pt" style:font-style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4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23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48pt"/>
    </style:style>
    <style:style style:name="P2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font-size-asian="48pt" style:font-style-asian="normal" style:font-size-complex="48pt" style:font-style-complex="normal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7" style:family="paragraph">
      <loext:graphic-properties draw:fill-color="#ffffff"/>
      <style:text-properties fo:font-size="26.3999996185303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4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8pt" style:font-size-asian="48pt" style:font-size-complex="4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text-underline-style="non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8pt" fo:font-style="normal" style:font-size-asian="48pt" style:font-style-asian="normal" style:font-size-complex="48pt" style:font-style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fo:font-size="18pt" fo:font-style="normal" style:font-style-asian="normal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fo:font-size="18pt" fo:font-style="normal" style:font-style-asian="normal" style:font-style-complex="normal"/>
    </style:style>
    <style:style style:name="P3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2pt"/>
    </style:style>
    <style:style style:name="P37" style:family="paragraph">
      <style:paragraph-properties>
        <style:tab-stops>
          <style:tab-stop style:position="19.05cm" style:type="right"/>
        </style:tab-stops>
      </style:paragraph-properties>
      <style:text-properties fo:font-size="2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2pt" style:font-size-asian="22pt" style:font-size-complex="22pt"/>
    </style:style>
    <style:style style:name="P3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2pt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2pt"/>
    </style:style>
    <style:style style:name="P41" style:family="paragraph">
      <style:paragraph-properties fo:margin-left="0.635cm" fo:margin-right="0cm" fo:margin-top="0cm" fo:margin-bottom="0cm" fo:line-height="100%" fo:text-align="start" fo:text-indent="-0.635cm" style:text-autospace="none">
        <style:tab-stops>
          <style:tab-stop style:position="19.05cm" style:type="right"/>
        </style:tab-stops>
      </style:paragraph-properties>
      <style:text-properties fo:font-size="22pt"/>
    </style:style>
    <style:style style:name="P42" style:family="paragraph">
      <style:paragraph-properties fo:margin-left="0.635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font-size="22pt"/>
    </style:style>
    <style:style style:name="P4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fo:font-size="2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2pt" style:font-size-asian="22pt" style:font-size-complex="22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font-size="22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font-size="22pt" style:text-underline-style="none" style:font-size-asian="22pt" style:font-size-complex="22pt"/>
    </style:style>
    <style:style style:name="P47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>
        <style:tab-stops>
          <style:tab-stop style:position="19.05cm" style:type="right"/>
        </style:tab-stops>
      </style:paragraph-properties>
      <style:text-properties fo:font-size="22pt" style:text-underline-style="none" style:font-size-asian="22pt" style:font-size-complex="22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2pt" style:text-underline-style="none" style:font-size-asian="22pt" style:font-size-complex="22pt"/>
    </style:style>
    <style:style style:name="P49" style:family="paragraph">
      <style:paragraph-properties fo:margin-left="0.635cm" fo:margin-right="0cm" fo:margin-top="0cm" fo:margin-bottom="0cm" fo:line-height="100%" fo:text-align="center" fo:text-indent="-0.635cm" style:text-autospace="none">
        <style:tab-stops>
          <style:tab-stop style:position="19.05cm" style:type="right"/>
        </style:tab-stops>
      </style:paragraph-properties>
      <style:text-properties fo:font-size="22pt"/>
    </style:style>
    <style:style style:name="P50" style:family="paragraph">
      <style:paragraph-properties fo:margin-left="0.635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2pt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fo:color="#000000" style:font-name="Segoe UI Semibold" fo:font-size="28pt" fo:language="en" fo:country="US" fo:font-style="normal" style:text-underline-style="none" fo:font-weight="normal" style:letter-kerning="true" style:font-name-asian="Times New Roman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language="en" fo:country="US" fo:font-style="normal" fo:text-shadow="none" style:text-underline-style="none" fo:font-weight="normal" style:letter-kerning="true" style:font-name-asian="Times New Roman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Segoe UI Semibold" fo:font-size="26pt" fo:language="en" fo:country="US" fo:font-style="normal" fo:text-shadow="none" style:text-underline-style="none" fo:font-weight="normal" style:letter-kerning="true" style:font-name-asian="Times New Roman" style:font-size-asian="26pt" style:language-asian="ar" style:country-asian="SA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style:font-name="Segoe UI Semibold" fo:font-size="20pt" fo:language="en" fo:country="US" fo:font-style="normal" fo:text-shadow="none" style:text-underline-style="none" fo:font-weight="normal" style:letter-kerning="true" style:font-name-asian="Times New Roman" style:font-size-asian="20pt" style:language-asian="ar" style:country-asian="SA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font-name="Segoe UI Semibold" fo:font-size="22pt" fo:language="en" fo:country="US" fo:font-style="normal" fo:text-shadow="none" style:text-underline-style="none" fo:font-weight="normal" style:letter-kerning="true" style:font-name-asian="Times New Roman" style:font-size-asian="22pt" style:language-asian="ar" style:country-asian="SA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font-name="Gabriola" fo:font-size="36pt" fo:language="en" fo:country="US" fo:font-style="normal" fo:text-shadow="none" style:text-underline-style="none" fo:font-weight="bold" style:letter-kerning="true" style:font-name-asian="Times New Roman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7" style:family="text">
      <style:text-properties fo:color="#000000" style:font-name="Segoe UI Semibold" fo:font-size="48pt" fo:language="en" fo:country="US" fo:font-style="normal" fo:text-shadow="none" style:text-underline-style="none" fo:font-weight="normal" style:letter-kerning="true" style:font-name-asian="Times New Roman" style:font-size-asian="48pt" style:language-asian="ar" style:country-asian="SA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/>
    </style:style>
    <style:style style:name="T9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/>
    </style:style>
    <style:style style:name="T10" style:family="text">
      <style:text-properties fo:color="#000000" style:font-name="Segoe UI Semibold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/>
    </style:style>
    <style:style style:name="T11" style:family="text">
      <style:text-properties fo:color="#cc0000" style:text-position="super 58%" style:font-name="Segoe UI Semibold1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12" style:family="text">
      <style:text-properties fo:color="#000000" style:text-position="super 58%" style:font-name="Segoe UI Semibold1" fo:font-size="36pt" fo:language="en" fo:country="US" fo:font-style="normal" fo:text-shadow="none" style:text-underline-style="none" fo:font-weight="600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color="#000000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14" style:family="text">
      <style:text-properties fo:color="#004586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15" style:family="text">
      <style:text-properties fo:color="#cc0000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16" style:family="text">
      <style:text-properties fo:color="#000000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17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18" style:family="text">
      <style:text-properties fo:color="#000000" style:font-name="Segoe UI" fo:font-size="32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name-complex="Segoe UI3" style:font-size-complex="32pt" style:font-style-complex="normal" style:font-weight-complex="bold"/>
    </style:style>
    <style:style style:name="T19" style:family="text">
      <style:text-properties fo:color="#cc0000" style:text-position="super 58%" style:font-name="Segoe UI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20" style:family="text">
      <style:text-properties fo:color="#000000" style:text-position="super 58%" style:font-name="Segoe UI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21" style:family="text">
      <style:text-properties fo:color="#cc0000" style:text-position="super 58%" style:font-name="Arial1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22" style:family="text">
      <style:text-properties fo:color="#000000" style:text-position="super 58%" style:font-name="Segoe UI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/>
    </style:style>
    <style:style style:name="T23" style:family="text">
      <style:text-properties fo:color="#cc0000" style:text-position="super 58%" style:font-name="Arial1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/>
    </style:style>
    <style:style style:name="T24" style:family="text">
      <style:text-properties fo:color="#cc0000" style:text-position="super 58%" style:font-name="Arial1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25" style:family="text">
      <style:text-properties fo:color="#000000" style:text-position="super 58%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26" style:family="text">
      <style:text-properties fo:color="#000000" style:font-name="Segoe UI Semibold" fo:font-size="4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48pt" style:language-asian="ar" style:country-asian="SA" style:font-style-asian="normal" style:font-weight-asian="normal" style:font-name-complex="Segoe UI3" style:font-size-complex="48pt" style:font-style-complex="normal" style:font-weight-complex="normal"/>
    </style:style>
    <style:style style:name="T27" style:family="text">
      <style:text-properties fo:color="#000000" style:font-name="Segoe UI Semibold" fo:font-size="48pt" fo:language="en" fo:country="US" fo:font-style="normal" fo:text-shadow="none" style:text-underline-style="solid" style:text-underline-width="auto" style:text-underline-color="font-color" fo:font-weight="bold" style:letter-kerning="true" style:font-name-asian="Segoe UI3" style:font-size-asian="48pt" style:language-asian="ar" style:country-asian="SA" style:font-style-asian="normal" style:font-weight-asian="bold" style:font-name-complex="Segoe UI3" style:font-size-complex="48pt" style:font-style-complex="normal" style:font-weight-complex="bold"/>
    </style:style>
    <style:style style:name="T28" style:family="text">
      <style:text-properties fo:color="#000000" style:font-name="Segoe UI Semibold" fo:font-size="48pt" fo:language="en" fo:country="US" fo:font-style="normal" style:text-underline-style="solid" style:text-underline-width="auto" style:text-underline-color="font-color" fo:font-weight="normal" style:letter-kerning="true" style:font-name-asian="Times New Roman" style:font-size-asian="48pt" style:language-asian="ar" style:country-asian="SA" style:font-style-asian="normal" style:font-weight-asian="normal" style:font-size-complex="48pt" style:font-style-complex="normal" style:font-weight-complex="normal"/>
    </style:style>
    <style:style style:name="T29" style:family="text">
      <style:text-properties fo:color="#004586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color="#000000" style:font-name="Segoe UI Semibold" fo:font-size="36pt" fo:font-style="italic" fo:text-shadow="none" fo:font-weight="normal" style:font-size-asian="36pt" style:font-style-asian="italic" style:font-weight-asian="normal" style:font-size-complex="36pt" style:font-style-complex="italic" style:font-weight-complex="normal"/>
    </style:style>
    <style:style style:name="T31" style:family="text">
      <style:text-properties fo:color="#000000" style:font-name="Segoe UI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32" style:family="text">
      <style:text-properties fo:color="#000000" style:font-name="Segoe UI Semibold" fo:font-size="48pt" fo:font-style="normal" fo:text-shadow="none" style:text-underline-style="solid" style:text-underline-width="auto" style:text-underline-color="font-color" fo:font-weight="normal" style:font-size-asian="48pt" style:font-style-asian="normal" style:font-weight-asian="normal" style:font-size-complex="48pt" style:font-style-complex="normal" style:font-weight-complex="normal"/>
    </style:style>
    <style:style style:name="T33" style:family="text">
      <style:text-properties fo:color="#004586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color="#000000" style:font-name="Segoe UI Semibold" fo:font-size="36pt" fo:font-style="italic" fo:text-shadow="none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35" style:family="text">
      <style:text-properties fo:color="#000000" style:font-name="Segoe UI" fo:font-size="36pt" fo:font-style="italic" fo:text-shadow="none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36" style:family="text">
      <style:text-properties fo:color="#000000" style:font-name="Segoe UI Semibold1" fo:font-size="48pt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3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004586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9" style:family="text">
      <style:text-properties fo:color="#004586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0" style:family="text">
      <style:text-properties fo:color="#000000" style:font-name="Segoe UI Semibold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bold" style:letter-kerning="true" style:font-name-asian="Copperplate Gothic Light" style:font-size-asian="10pt" style:language-asian="ar" style:country-asian="SA" style:font-style-asian="normal" style:font-weight-asian="bold" style:font-name-complex="Copperplate Gothic Light1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 Narrow" fo:font-size="58pt" fo:language="en" fo:country="US" fo:font-style="normal" fo:text-shadow="none" style:text-underline-style="none" fo:font-weight="bold" style:letter-kerning="true" style:font-name-asian="Copperplate Gothic Light" style:font-size-asian="58pt" style:language-asian="ar" style:country-asian="SA" style:font-style-asian="normal" style:font-weight-asian="bold" style:font-name-complex="Copperplate Gothic Light1" style:font-size-complex="5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egoe UI" fo:font-size="60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60pt" style:language-asian="ar" style:country-asian="SA" style:font-style-asian="normal" style:font-weight-asian="bold" style:font-name-complex="Mangal" style:font-size-complex="6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Segoe UI" fo:font-size="26pt" fo:language="en" fo:country="US" fo:font-style="normal" fo:text-shadow="none" style:text-underline-style="solid" style:text-underline-width="auto" style:text-underline-color="font-color" fo:font-weight="bold" style:letter-kerning="true" style:font-name-asian="Segoe UI3" style:font-size-asian="26pt" style:language-asian="ar" style:country-asian="SA" style:font-style-asian="normal" style:font-weight-asian="bold" style:font-name-complex="Segoe UI3" style:font-size-complex="2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c0000" style:text-outline="false" style:text-line-through-style="none" style:text-line-through-type="none" style:text-position="super 58%" style:font-name="Arial1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c0000" style:text-outline="false" style:text-line-through-style="none" style:text-line-through-type="none" style:text-position="super 58%" style:font-name="Arial3" fo:font-size="36pt" fo:language="en" fo:country="US" fo:font-style="normal" fo:text-shadow="none" style:text-underline-style="none" fo:font-weight="bold" style:letter-kerning="true" style:font-name-asian="Arial3" style:font-size-asian="36pt" style:language-asian="ar" style:country-asian="SA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c0000" style:text-outline="false" style:text-line-through-style="none" style:text-line-through-type="none" style:text-position="super 58%" style:font-name="Arial1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6pt" fo:language="en" fo:country="US" fo:font-style="normal" fo:text-shadow="1pt 1pt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name-complex="Segoe UI3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3" style:font-size-asian="36pt" style:language-asian="ar" style:country-asian="SA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Gabriola" fo:font-size="36pt" fo:language="en" fo:country="US" fo:font-style="normal" fo:text-shadow="none" style:text-underline-style="solid" style:text-underline-width="auto" style:text-underline-color="font-color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3d73" style:text-outline="false" style:text-line-through-style="none" style:text-line-through-type="none" style:font-name="Segoe UI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fffff" style:text-outline="false" style:text-line-through-style="none" style:text-line-through-type="none" style:font-name="Segoe UI" fo:font-size="36pt" fo:language="en" fo:country="US" fo:font-style="normal" fo:text-shadow="1pt 1pt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0000" style:text-outline="false" style:text-line-through-style="none" style:text-line-through-type="none" style:text-position="super 58%" style:font-name="Arial1" fo:font-size="36pt" fo:language="en" fo:country="US" fo:font-style="normal" fo:text-shadow="none" style:text-underline-style="none" fo:font-weight="normal" style:letter-kerning="true" style:font-name-asian="Segoe UI4" style:font-size-asian="36pt" style:language-asian="ar" style:country-asian="SA" style:font-style-asian="normal" style:font-weight-asian="normal" style:font-name-complex="Segoe UI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6pt" fo:language="en" fo:country="US" fo:font-style="normal" fo:text-shadow="1pt 1pt" style:text-underline-style="none" fo:font-weight="normal" style:letter-kerning="true" style:font-name-asian="Segoe UI4" style:font-size-asian="36pt" style:language-asian="ar" style:country-asian="SA" style:font-style-asian="normal" style:font-weight-asian="normal" style:font-name-complex="Segoe UI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font-name="Segoe UI" fo:font-size="36pt" fo:language="en" fo:country="US" fo:font-style="normal" fo:text-shadow="1pt 1pt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Segoe UI4" style:font-size-asian="36pt" style:language-asian="ar" style:country-asian="SA" style:font-style-asian="normal" style:font-weight-asian="normal" style:font-name-complex="Segoe UI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Segoe UI4" style:font-size-asian="36pt" style:language-asian="ar" style:country-asian="SA" style:font-style-asian="normal" style:font-weight-asian="normal" style:font-name-complex="Segoe UI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e181e" style:text-outline="false" style:text-line-through-style="none" style:text-line-through-type="none" style:font-name="Arial1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italic" fo:text-shadow="none" style:text-underline-style="solid" style:text-underline-width="auto" style:text-underline-color="font-color" fo:font-weight="normal" style:letter-kerning="true" style:font-name-asian="Segoe UI3" style:font-size-asian="20pt" style:language-asian="ar" style:country-asian="SA" style:font-style-asian="italic" style:font-weight-asian="normal" style:font-name-complex="Segoe UI3" style:font-size-complex="2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italic" fo:text-shadow="none" style:text-underline-style="none" fo:font-weight="normal" style:letter-kerning="true" style:font-name-asian="Times New Roman" style:font-size-asian="20pt" style:language-asian="ar" style:country-asian="SA" style:font-style-asian="italic" style:font-weight-asian="normal" style:font-name-complex="Segoe UI3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4cm" svg:height="3.302cm" svg:x="1.27cm" svg:y="5.588cm">
          <draw:text-box>
            <text:p text:style-name="P2"><text:span text:style-name="T1">Sunday, March 10, 2019 – 8:00 A.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cm" svg:height="8.077cm" svg:x="1.27cm" svg:y="1.321cm">
          <draw:text-box>
            <text:p text:style-name="P5"><text:span text:style-name="T2">Welcome to Immanuel!</text:span></text:p>
            <text:p text:style-name="P5"><text:span text:style-name="T3">We hope you will grow during your worship with us.</text:span></text:p>
            <text:p text:style-name="P5"><text:span text:style-name="T4"/></text:p>
            <text:p text:style-name="P5"><text:span text:style-name="T5">Our service will follow the order of</text:span></text:p>
            <text:p text:style-name="P5"><text:span text:style-name="T6">MATINS</text:span></text:p>
            <text:p text:style-name="P5"><text:span text:style-name="T5">found on page 219 in the hymnal,</text:span></text:p>
            <text:p text:style-name="P2"><text:span text:style-name="T5">or, you can follow the service here on the scree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5.4cm" svg:height="3.302cm" svg:x="1.27cm" svg:y="1.321cm">
          <draw:text-box>
            <text:p text:style-name="P7"><text:span text:style-name="T7">HYM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25.908cm" svg:height="5.064cm" svg:x="1.016cm" svg:y="0.524cm">
          <draw:text-box>
            <text:p text:style-name="P9"><text:span text:style-name="T8">OPENING VERSICLES</text:span></text:p>
            <text:p text:style-name="P10"><text:span text:style-name="T9">L: O Lord, open my lips,</text:span></text:p>
            <text:p text:style-name="P10"><text:span text:style-name="T10">C: </text:span><text:span text:style-name="T11">♫</text:span><text:span text:style-name="T12"> </text:span><text:span text:style-name="T13">and my mouth will declare Your praise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5.908cm" svg:height="3.794cm" svg:x="1.016cm" svg:y="0.524cm">
          <draw:text-box>
            <text:p text:style-name="P12"><text:span text:style-name="T14">L: Make haste, O God, to deliver me;</text:span></text:p>
            <text:p text:style-name="P12"><text:span text:style-name="T10">C: </text:span><text:span text:style-name="T15">♫</text:span><text:span text:style-name="T16"> </text:span><text:span text:style-name="T13">make haste to help me, O Lor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5.908cm" svg:height="7.011cm" svg:x="1.016cm" svg:y="0.524cm">
          <draw:text-box>
            <text:p text:style-name="P14"><text:span text:style-name="T17">C:</text:span><text:span text:style-name="T18"> </text:span><text:span text:style-name="T19">♫</text:span><text:span text:style-name="T20"> </text:span><text:span text:style-name="T13">Glory be to the Father and to the Son</text:span></text:p>
            <text:p text:style-name="P14"><text:span text:style-name="T13">and to the Holy Spirit; </text:span></text:p>
            <text:p text:style-name="P14"><text:span text:style-name="T13">as it was in the beginning,</text:span></text:p>
            <text:p text:style-name="P9"><text:span text:style-name="T13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25.908cm" svg:height="3.794cm" svg:x="1.016cm" svg:y="0.524cm">
          <draw:text-box>
            <text:p text:style-name="P14"><text:span text:style-name="T19">♫</text:span><text:span text:style-name="T20"> </text:span><text:span text:style-name="T13">Praise to You, O Christ, </text:span></text:p>
            <text:p text:style-name="P14"><text:span text:style-name="T13">Lamb of our salvatio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5.908cm" svg:height="6.256cm" svg:x="1.016cm" svg:y="0.524cm">
          <draw:text-box>
            <text:p text:style-name="P9"><text:span text:style-name="T8">ANTIPHON</text:span></text:p>
            <text:p text:style-name="P12"><text:span text:style-name="T14">L: Blessed be God, the Father, the Son, and the </text:span></text:p>
            <text:p text:style-name="P10"><text:span text:style-name="T14"><text:s text:c="4"/></text:span><text:span text:style-name="T14">Holy Spirit.</text:span></text:p>
            <text:p text:style-name="P16"><text:span text:style-name="T10">C: </text:span><text:span text:style-name="T21">♫</text:span><text:span text:style-name="T16"> </text:span><text:span text:style-name="T13">O come, let us worship Hi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5.908cm" svg:height="6.63cm" svg:x="1.016cm" svg:y="0.524cm">
          <draw:text-box>
            <text:p text:style-name="P9"><text:span text:style-name="T8">VENITE</text:span></text:p>
            <text:p text:style-name="P12"><text:span text:style-name="T10">C: </text:span><text:span text:style-name="T15">♫</text:span><text:span text:style-name="T16"> </text:span><text:span text:style-name="T13">O come, let us sing to the Lord,</text:span></text:p>
            <text:p text:style-name="P12"><text:span text:style-name="T13"><text:s text:c="10"/></text:span><text:span text:style-name="T13">let us make a joyful noise </text:span></text:p>
            <text:p text:style-name="P12"><text:span text:style-name="T13"><text:s text:c="10"/></text:span><text:span text:style-name="T13">to the rock of our salvation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5.908cm" svg:height="7.011cm" svg:x="1.016cm" svg:y="0.524cm">
          <draw:text-box>
            <text:p text:style-name="P17"><text:span text:style-name="T21">♫</text:span><text:span text:style-name="T22"> </text:span><text:span text:style-name="T13">Let us come into His presence with <text:s/></text:span></text:p>
            <text:p text:style-name="P17"><text:span text:style-name="T13"><text:s text:c="7"/></text:span><text:span text:style-name="T13">thanksgiving, </text:span></text:p>
            <text:p text:style-name="P17"><text:span text:style-name="T13"><text:s text:c="2"/></text:span><text:span text:style-name="T13">let us make a joyful noise unto Him </text:span></text:p>
            <text:p text:style-name="P12"><text:span text:style-name="T13"><text:s text:c="9"/></text:span><text:span text:style-name="T13">with songs of prais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5.908cm" svg:height="8.701cm" svg:x="1.016cm" svg:y="0.524cm">
          <draw:text-box>
            <text:p text:style-name="P12"><text:span text:style-name="T23">♫</text:span><text:span text:style-name="T20"> </text:span><text:span text:style-name="T13">For the Lord is a great God </text:span></text:p>
            <text:p text:style-name="P12"><text:span text:style-name="T13"><text:s text:c="6"/></text:span><text:span text:style-name="T13">and a great king above all gods. </text:span></text:p>
            <text:p text:style-name="P12"><text:span text:style-name="T13"><text:s text:c="2"/></text:span><text:span text:style-name="T13">The deep places of the earth are in His </text:span></text:p>
            <text:p text:style-name="P12"><text:span text:style-name="T13"><text:s text:c="6"/></text:span><text:span text:style-name="T13">hand; the strength of the hills is His </text:span></text:p>
            <text:p text:style-name="P17"><text:span text:style-name="T13"><text:s text:c="6"/></text:span><text:span text:style-name="T13">als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5.908cm" svg:height="8.701cm" svg:x="1.016cm" svg:y="0.524cm">
          <draw:text-box>
            <text:p text:style-name="P12"><text:span text:style-name="T23">♫</text:span><text:span text:style-name="T20"> </text:span><text:span text:style-name="T13">The sea is His, for He made it, </text:span></text:p>
            <text:p text:style-name="P12"><text:span text:style-name="T13"><text:s text:c="6"/></text:span><text:span text:style-name="T13">and His hand formed the dry land.</text:span></text:p>
            <text:p text:style-name="P12"><text:span text:style-name="T13"><text:s text:c="2"/></text:span><text:span text:style-name="T13">O come, let us worship and bow down, </text:span></text:p>
            <text:p text:style-name="P12"><text:span text:style-name="T13"><text:s text:c="6"/></text:span><text:span text:style-name="T13">let us kneel before the Lord, our </text:span></text:p>
            <text:p text:style-name="P12"><text:span text:style-name="T13"><text:s text:c="6"/></text:span><text:span text:style-name="T13">maker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5.908cm" svg:height="5.321cm" svg:x="1.016cm" svg:y="0.524cm">
          <draw:text-box>
            <text:p text:style-name="P12"><text:span text:style-name="T23">♫</text:span><text:span text:style-name="T20"> </text:span><text:span text:style-name="T13">For He is our God,</text:span></text:p>
            <text:p text:style-name="P12"><text:span text:style-name="T13"><text:s text:c="6"/></text:span><text:span text:style-name="T13">and we are the people of His pasture </text:span></text:p>
            <text:p text:style-name="P12"><text:span text:style-name="T13"><text:s text:c="6"/></text:span><text:span text:style-name="T13">and the sheep of His han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5.908cm" svg:height="7.011cm" svg:x="1.016cm" svg:y="0.524cm">
          <draw:text-box>
            <text:p text:style-name="P19"><text:span text:style-name="T24">♫</text:span><text:span text:style-name="T25"> </text:span><text:span text:style-name="T13">Glory be to the Father and to the Son</text:span></text:p>
            <text:p text:style-name="P19"><text:span text:style-name="T13">and to the Holy Spirit;</text:span></text:p>
            <text:p text:style-name="P19"><text:span text:style-name="T13">as it was in the beginning,</text:span></text:p>
            <text:p text:style-name="P19"><text:span text:style-name="T13">is now, and will be forever. <text:s/>Am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5.908cm" svg:height="6.256cm" svg:x="1.016cm" svg:y="0.524cm">
          <draw:text-box>
            <text:p text:style-name="P9"><text:span text:style-name="T8">ANTIPHON</text:span></text:p>
            <text:p text:style-name="P12"><text:span text:style-name="T14">L: Blessed be God, the Father, the Son, and the </text:span></text:p>
            <text:p text:style-name="P10"><text:span text:style-name="T14"><text:s text:c="4"/></text:span><text:span text:style-name="T14">Holy Spirit.</text:span></text:p>
            <text:p text:style-name="P16"><text:span text:style-name="T10">C: </text:span><text:span text:style-name="T21">♫</text:span><text:span text:style-name="T16"> </text:span><text:span text:style-name="T13">O come, let us worship Hi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25.908cm" svg:height="3.286cm" svg:x="1.016cm" svg:y="0.524cm">
          <draw:text-box>
            <text:p text:style-name="P21"><text:span text:style-name="T26">PSAL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25.908cm" svg:height="3.286cm" svg:x="1.016cm" svg:y="0.524cm">
          <draw:text-box>
            <text:p text:style-name="P21"><text:span text:style-name="T27">HYM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1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4" draw:layer="layout" svg:width="25.4cm" svg:height="3.302cm" svg:x="1.27cm" svg:y="0.508cm">
          <draw:text-box>
            <text:p text:style-name="P23"><text:span text:style-name="T28">OLD TESTA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1_5f_" presentation:presentation-page-layout-name="AL1T0">
        <office:forms form:automatic-focus="false" form:apply-design-mode="false"/>
        <draw:custom-shape draw:style-name="gr19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25.253cm" svg:height="3.444cm" svg:x="1.671cm" svg:y="0.62cm">
          <draw:text-box>
            <text:p text:style-name="P25"><text:span text:style-name="T29">L: O Lord, have mercy upon us.</text:span></text:p>
            <text:p text:style-name="P25"><text:span text:style-name="T30">C: </text:span><text:span text:style-name="T31">Thanks be to Go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29" draw:layer="layout" svg:width="25.253cm" svg:height="3.444cm" svg:x="1.671cm" svg:y="0.62cm">
          <draw:text-box>
            <text:p text:style-name="P28"><text:span text:style-name="T32">EPIST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1_5f_" presentation:presentation-page-layout-name="AL1T0">
        <office:forms form:automatic-focus="false" form:apply-design-mode="false"/>
        <draw:custom-shape draw:style-name="gr19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25.253cm" svg:height="4.206cm" svg:x="1.671cm" svg:y="0.62cm">
          <draw:text-box>
            <text:p text:style-name="P30"><text:span text:style-name="T33">L: O Lord, have mercy upon us.</text:span></text:p>
            <text:p text:style-name="P30"><text:span text:style-name="T34">C: </text:span><text:span text:style-name="T35">Thanks be to Go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2" draw:layer="layout" svg:width="25.253cm" svg:height="3.444cm" svg:x="1.671cm" svg:y="0.62cm">
          <draw:text-box>
            <text:p text:style-name="P28"><text:span text:style-name="T36">HOLY GOSPE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1_5f_" presentation:presentation-page-layout-name="AL1T0">
        <office:forms form:automatic-focus="false" form:apply-design-mode="false"/>
        <draw:custom-shape draw:style-name="gr19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25.253cm" svg:height="3.444cm" svg:x="1.671cm" svg:y="0.62cm">
          <draw:text-box>
            <text:p text:style-name="P25"><text:span text:style-name="T29">L: O Lord, have mercy upon us.</text:span></text:p>
            <text:p text:style-name="P25"><text:span text:style-name="T30">C: </text:span><text:span text:style-name="T31">Thanks be to Go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1_5f_" presentation:presentation-page-layout-name="AL1T0">
        <office:forms form:automatic-focus="false" form:apply-design-mode="false"/>
        <draw:custom-shape draw:style-name="gr19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34" draw:layer="layout" svg:width="25.253cm" svg:height="7.572cm" svg:x="1.671cm" svg:y="0.62cm">
          <draw:text-box>
            <text:p text:style-name="P33"><text:span text:style-name="T37">RESPONSORY</text:span></text:p>
            <text:p text:style-name="P25"><text:span text:style-name="T38">L: </text:span><text:span text:style-name="T39">We have an advocate with the Father;</text:span></text:p>
            <text:p text:style-name="P25"><text:span text:style-name="T39"><text:s text:c="4"/></text:span><text:span text:style-name="T39">Jesus is the propitiationfor our sins.</text:span></text:p>
            <text:p text:style-name="P25"><text:span text:style-name="T39"><text:s text:c="4"/></text:span><text:span text:style-name="T39">Blessed is he whose transgression is forgiven</text:span></text:p>
            <text:p text:style-name="P25"><text:span text:style-name="T39"><text:s text:c="8"/></text:span><text:span text:style-name="T39">and whose sin is put awa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1_5f_" presentation:presentation-page-layout-name="AL1T0">
        <office:forms form:automatic-focus="false" form:apply-design-mode="false"/>
        <draw:custom-shape draw:style-name="gr19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35" draw:layer="layout" svg:width="25.253cm" svg:height="6.637cm" svg:x="1.671cm" svg:y="0.62cm">
          <draw:text-box>
            <text:p text:style-name="P30"><text:span text:style-name="T38">L: </text:span><text:span text:style-name="T39">We have an advocate with the Father;</text:span></text:p>
            <text:p text:style-name="P25"><text:span text:style-name="T39"><text:s text:c="7"/></text:span><text:span text:style-name="T39">Jesus is the propitiationfor our sins.</text:span></text:p>
            <text:p text:style-name="P25"><text:span text:style-name="T40">C: </text:span><text:span text:style-name="T41">He was deliveredup to death; He was </text:span></text:p>
            <text:p text:style-name="P25"><text:span text:style-name="T41"><text:s text:c="6"/></text:span><text:span text:style-name="T41">delivered for the sins of the peop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8" draw:layer="layout" svg:width="25.676cm" svg:height="6.187cm" svg:x="1.27cm" svg:y="0.534cm">
          <draw:text-box>
            <text:p text:style-name="P36"><text:span text:style-name="T42">SERMON</text:span></text:p>
            <text:p text:style-name="P37"><text:span text:style-name="T43"/></text:p>
            <text:p text:style-name="P37"><text:span text:style-name="T44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38" draw:layer="layout" svg:width="25.676cm" svg:height="6.187cm" svg:x="1.27cm" svg:y="0.534cm">
          <draw:text-box>
            <text:p text:style-name="P39"><text:span text:style-name="T45">HYMN</text:span></text:p>
            <text:p text:style-name="P36"><text:span text:style-name="T45">(or TE DEUM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44" draw:layer="layout" svg:width="25.676cm" svg:height="8.231cm" svg:x="1.016cm" svg:y="0.508cm">
          <draw:text-box>
            <text:p text:style-name="P40"><text:span text:style-name="T46">TE DEUM</text:span></text:p>
            <text:p text:style-name="P41"><text:span text:style-name="T47">C:</text:span><text:span text:style-name="T48"> </text:span><text:span text:style-name="T49">♫</text:span><text:span text:style-name="T50"> </text:span><text:span text:style-name="T48">We praise You, O God; </text:span></text:p>
            <text:p text:style-name="P41"><text:span text:style-name="T48"><text:s text:c="5"/></text:span><text:span text:style-name="T48">we acknowledge You to be the Lord.</text:span></text:p>
            <text:p text:style-name="P42"><text:span text:style-name="T48"><text:s text:c="3"/></text:span><text:span text:style-name="T48">All the earth now worships You,</text:span></text:p>
            <text:p text:style-name="P43"><text:span text:style-name="T48"><text:s text:c="2"/></text:span><text:span text:style-name="T48">the Father everlasting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46" draw:layer="layout" svg:width="25.676cm" svg:height="7.011cm" svg:x="1.016cm" svg:y="0.508cm">
          <draw:text-box>
            <text:p text:style-name="P45"><text:span text:style-name="T51">♫</text:span><text:span text:style-name="T52"> </text:span><text:span text:style-name="T48">To You all angels cry aloud, the heavens </text:span></text:p>
            <text:p text:style-name="P45"><text:span text:style-name="T48"><text:s text:c="6"/></text:span><text:span text:style-name="T48">and all the pow'rs therein.</text:span></text:p>
            <text:p text:style-name="P45"><text:span text:style-name="T48"><text:s text:c="2"/></text:span><text:span text:style-name="T48">To You cherubim and seraphim</text:span></text:p>
            <text:p text:style-name="P45"><text:span text:style-name="T48"><text:s text:c="6"/></text:span><text:span text:style-name="T48">continually do cry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2" draw:text-style-name="P47" draw:layer="layout" svg:width="25.676cm" svg:height="6.187cm" svg:x="1.016cm" svg:y="0.508cm">
          <draw:text-box>
            <text:p text:style-name="P41"><text:span text:style-name="T53">♫</text:span><text:span text:style-name="T54"> </text:span><text:span text:style-name="T48">Holy, holy, holy, Lord God of Sabaoth;</text:span></text:p>
            <text:p text:style-name="P42"><text:span text:style-name="T48"><text:s text:c="4"/></text:span><text:span text:style-name="T48">heaven and earth are full</text:span></text:p>
            <text:p text:style-name="P45"><text:span text:style-name="T48"><text:s text:c="6"/></text:span><text:span text:style-name="T48">of the majesty of Your glory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47" draw:layer="layout" svg:width="25.676cm" svg:height="7.011cm" svg:x="1.016cm" svg:y="0.508cm">
          <draw:text-box>
            <text:p text:style-name="P41"><text:span text:style-name="T53">♫</text:span><text:span text:style-name="T54"> </text:span><text:span text:style-name="T48">The glorious company of the apostles </text:span></text:p>
            <text:p text:style-name="P42"><text:span text:style-name="T48"><text:s text:c="6"/></text:span><text:span text:style-name="T48">praise You.</text:span></text:p>
            <text:p text:style-name="P42"><text:span text:style-name="T48"><text:s/></text:span><text:span text:style-name="T48">The goodly fellowship of the prophets</text:span></text:p>
            <text:p text:style-name="P41"><text:span text:style-name="T48"><text:s text:c="8"/></text:span><text:span text:style-name="T48">praise You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46" draw:layer="layout" svg:width="25.676cm" svg:height="6.187cm" svg:x="1.016cm" svg:y="0.508cm">
          <draw:text-box>
            <text:p text:style-name="P45"><text:span text:style-name="T53">♫</text:span><text:span text:style-name="T54"> </text:span><text:span text:style-name="T48">The noble army of martyrs praise You.</text:span></text:p>
            <text:p text:style-name="P41"><text:span text:style-name="T48"><text:s text:c="2"/></text:span><text:span text:style-name="T48">The holy Church throughout </text:span></text:p>
            <text:p text:style-name="P41"><text:span text:style-name="T48"><text:s text:c="6"/></text:span><text:span text:style-name="T48">all the world does acknowledge You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46" draw:layer="layout" svg:width="25.676cm" svg:height="4.318cm" svg:x="1.016cm" svg:y="0.508cm">
          <draw:text-box>
            <text:p text:style-name="P45"><text:span text:style-name="T53">♫</text:span><text:span text:style-name="T54"> </text:span><text:span text:style-name="T48">The Father of an infinite majesty; </text:span></text:p>
            <text:p text:style-name="P45"><text:span text:style-name="T48"><text:s text:c="7"/></text:span><text:span text:style-name="T48">Your adorable, true, and only Son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46" draw:layer="layout" svg:width="25.676cm" svg:height="5.321cm" svg:x="1.016cm" svg:y="0.508cm">
          <draw:text-box>
            <text:p text:style-name="P45"><text:span text:style-name="T53">♫</text:span><text:span text:style-name="T55"> </text:span><text:span text:style-name="T48">also the Holy Ghost, the Comforter.</text:span></text:p>
            <text:p text:style-name="P45"><text:span text:style-name="T48"><text:s text:c="2"/></text:span><text:span text:style-name="T48">You are the king of glory, O Christ;</text:span></text:p>
            <text:p text:style-name="P42"><text:span text:style-name="T48">You are the everlasting Son of the Fathe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46" draw:layer="layout" svg:width="25.676cm" svg:height="7.011cm" svg:x="1.016cm" svg:y="0.508cm">
          <draw:text-box>
            <text:p text:style-name="P45"><text:span text:style-name="T53">♫</text:span><text:span text:style-name="T55"> </text:span><text:span text:style-name="T48">When You took upon Yourself </text:span></text:p>
            <text:p text:style-name="P45"><text:span text:style-name="T48"><text:s text:c="6"/></text:span><text:span text:style-name="T48">to deliver man, </text:span></text:p>
            <text:p text:style-name="P42"><text:span text:style-name="T48">You humbled Yourself</text:span></text:p>
            <text:p text:style-name="P42"><text:span text:style-name="T48"><text:s text:c="4"/></text:span><text:span text:style-name="T48">to be born of a virgi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25.676cm" svg:height="7.011cm" svg:x="1.016cm" svg:y="0.508cm">
          <draw:text-box>
            <text:p text:style-name="P45"><text:span text:style-name="T53">♫</text:span><text:span text:style-name="T55"> </text:span><text:span text:style-name="T48">When You had overcome the sharpness </text:span></text:p>
            <text:p text:style-name="P45"><text:span text:style-name="T48"><text:s text:c="6"/></text:span><text:span text:style-name="T48">of death,</text:span></text:p>
            <text:p text:style-name="P45"><text:span text:style-name="T48"><text:s text:c="2"/></text:span><text:span text:style-name="T48">You opened the kingdom of heaven to </text:span></text:p>
            <text:p text:style-name="P45"><text:span text:style-name="T48"><text:s text:c="6"/></text:span><text:span text:style-name="T48">all believer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9" draw:text-style-name="P46" draw:layer="layout" svg:width="25.676cm" svg:height="7.011cm" svg:x="1.016cm" svg:y="0.508cm">
          <draw:text-box>
            <text:p text:style-name="P45"><text:span text:style-name="T53">♫</text:span><text:span text:style-name="T55"> </text:span><text:span text:style-name="T48">You sit at the right hand of God</text:span></text:p>
            <text:p text:style-name="P42"><text:span text:style-name="T48"><text:s text:c="6"/></text:span><text:span text:style-name="T48">in the glory of the Father.</text:span></text:p>
            <text:p text:style-name="P42"><text:span text:style-name="T48"><text:s/></text:span><text:span text:style-name="T48">We believe that You will come</text:span></text:p>
            <text:p text:style-name="P45"><text:span text:style-name="T48"><text:s text:c="8"/></text:span><text:span text:style-name="T48">to be our judg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46" draw:layer="layout" svg:width="25.676cm" svg:height="7.011cm" svg:x="1.016cm" svg:y="0.508cm">
          <draw:text-box>
            <text:p text:style-name="P45"><text:span text:style-name="T53">♫</text:span><text:span text:style-name="T55"> </text:span><text:span text:style-name="T48">We therefore pray You to help</text:span></text:p>
            <text:p text:style-name="P45"><text:span text:style-name="T48"><text:s text:c="6"/></text:span><text:span text:style-name="T48">Your servants,</text:span></text:p>
            <text:p text:style-name="P45"><text:span text:style-name="T48"><text:s text:c="2"/></text:span><text:span text:style-name="T48">whom You have redeemed with Your </text:span></text:p>
            <text:p text:style-name="P45"><text:span text:style-name="T48"><text:s text:c="6"/></text:span><text:span text:style-name="T48">precious bloo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25.676cm" svg:height="4.318cm" svg:x="1.016cm" svg:y="0.508cm">
          <draw:text-box>
            <text:p text:style-name="P45"><text:span text:style-name="T53">♫</text:span><text:span text:style-name="T55"> </text:span><text:span text:style-name="T48">Make them to be numbered</text:span></text:p>
            <text:p text:style-name="P45"><text:span text:style-name="T48"><text:s text:c="6"/></text:span><text:span text:style-name="T48">with Your saints in glory everlasting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6" draw:layer="layout" svg:width="25.676cm" svg:height="5.321cm" svg:x="1.016cm" svg:y="0.508cm">
          <draw:text-box>
            <text:p text:style-name="P45"><text:span text:style-name="T53">♫</text:span><text:span text:style-name="T55"> </text:span><text:span text:style-name="T48">O Lord, save Your people and bless</text:span></text:p>
            <text:p text:style-name="P45"><text:span text:style-name="T48"><text:s text:c="6"/></text:span><text:span text:style-name="T48">Your heritage. </text:span><text:span text:style-name="T48"><text:line-break/></text:span><text:span text:style-name="T48"> <text:s/>Govern them and lift them up forever.</text:span><text:span text:style-name="T56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46" draw:layer="layout" svg:width="25.676cm" svg:height="5.321cm" svg:x="1.016cm" svg:y="0.508cm">
          <draw:text-box>
            <text:p text:style-name="P45"><text:span text:style-name="T53">♫</text:span><text:span text:style-name="T55"> </text:span><text:span text:style-name="T48">Day by day we magnify You. </text:span><text:span text:style-name="T48"><text:line-break/></text:span><text:span text:style-name="T48"> <text:s/>And we worship Your name forever</text:span></text:p>
            <text:p text:style-name="P45"><text:span text:style-name="T48"><text:s text:c="7"/></text:span><text:span text:style-name="T48">and eve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25.676cm" svg:height="7.011cm" svg:x="1.016cm" svg:y="0.508cm">
          <draw:text-box>
            <text:p text:style-name="P45"><text:span text:style-name="T53">♫</text:span><text:span text:style-name="T55"> </text:span><text:span text:style-name="T48">Grant, O Lord, to keep us this day </text:span></text:p>
            <text:p text:style-name="P45"><text:span text:style-name="T48"><text:s text:c="8"/></text:span><text:span text:style-name="T48">without sin. </text:span><text:span text:style-name="T48"><text:line-break/></text:span><text:span text:style-name="T48"> <text:s/>O Lord, have mercy upon us,</text:span></text:p>
            <text:p text:style-name="P45"><text:span text:style-name="T48"><text:s text:c="8"/></text:span><text:span text:style-name="T48">have mercy upon us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6" draw:layer="layout" svg:width="25.676cm" svg:height="7.011cm" svg:x="1.016cm" svg:y="0.508cm">
          <draw:text-box>
            <text:p text:style-name="P45"><text:span text:style-name="T53">♫</text:span><text:span text:style-name="T55"> </text:span><text:span text:style-name="T48">O Lord, let Your mercy be upon us, </text:span></text:p>
            <text:p text:style-name="P45"><text:span text:style-name="T48"><text:s text:c="6"/></text:span><text:span text:style-name="T48">as our trust is in You. </text:span><text:span text:style-name="T48"><text:line-break/></text:span><text:span text:style-name="T48"> <text:s/>O Lord, in You have I trusted;</text:span></text:p>
            <text:p text:style-name="P45"><text:span text:style-name="T48"><text:s text:c="6"/></text:span><text:span text:style-name="T48">let me never be confounde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8" draw:layer="layout" svg:width="25.676cm" svg:height="2.032cm" svg:x="1.016cm" svg:y="0.508cm">
          <draw:text-box>
            <text:p text:style-name="P40"><text:span text:style-name="T57">WE GATHER OUR OFFERING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25.676cm" svg:height="6.63cm" svg:x="1.016cm" svg:y="0.508cm">
          <draw:text-box>
            <text:p text:style-name="P40"><text:span text:style-name="T57">KYRIE</text:span></text:p>
            <text:p text:style-name="P49"><text:span text:style-name="T58">C: </text:span><text:span text:style-name="T59">♫</text:span><text:span text:style-name="T60"> </text:span><text:span text:style-name="T48">Lord, have mercy;</text:span></text:p>
            <text:p text:style-name="P50"><text:span text:style-name="T48"><text:s text:c="2"/></text:span><text:span text:style-name="T48">Christ, have mercy;</text:span></text:p>
            <text:p text:style-name="P40"><text:span text:style-name="T48"><text:s text:c="2"/></text:span><text:span text:style-name="T48">Lord, have merc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25.676cm" svg:height="4.901cm" svg:x="1.016cm" svg:y="0.508cm">
          <draw:text-box>
            <text:p text:style-name="P40"><text:span text:style-name="T61">LORD'S PRAYER</text:span></text:p>
            <text:p text:style-name="P40"><text:span text:style-name="T48">Our Father who art in heaven,</text:span></text:p>
            <text:p text:style-name="P40"><text:span text:style-name="T48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48" draw:layer="layout" svg:width="25.676cm" svg:height="5.321cm" svg:x="1.016cm" svg:y="0.508cm">
          <draw:text-box>
            <text:p text:style-name="P40"><text:span text:style-name="T48">Thy kingdom come,</text:span></text:p>
            <text:p text:style-name="P40"><text:span text:style-name="T48">Thy will be done</text:span></text:p>
            <text:p text:style-name="P40"><text:span text:style-name="T48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8" draw:layer="layout" svg:width="25.676cm" svg:height="7.011cm" svg:x="1.016cm" svg:y="0.508cm">
          <draw:text-box>
            <text:p text:style-name="P40"><text:span text:style-name="T48">give us this day our daily bread;</text:span></text:p>
            <text:p text:style-name="P40"><text:span text:style-name="T48">and forgive us our trespasses</text:span></text:p>
            <text:p text:style-name="P40"><text:span text:style-name="T48">as we forgive those</text:span></text:p>
            <text:p text:style-name="P40"><text:span text:style-name="T48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48" draw:layer="layout" svg:width="25.676cm" svg:height="3.631cm" svg:x="1.016cm" svg:y="0.508cm">
          <draw:text-box>
            <text:p text:style-name="P40"><text:span text:style-name="T48">and lead us not into temptation,</text:span></text:p>
            <text:p text:style-name="P40"><text:span text:style-name="T48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8" draw:layer="layout" svg:width="25.676cm" svg:height="5.321cm" svg:x="1.016cm" svg:y="0.508cm">
          <draw:text-box>
            <text:p text:style-name="P40"><text:span text:style-name="T48">For thine is the kingdom</text:span></text:p>
            <text:p text:style-name="P40"><text:span text:style-name="T48">and the power and the glory</text:span></text:p>
            <text:p text:style-name="P40"><text:span text:style-name="T48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48" draw:layer="layout" svg:width="25.676cm" svg:height="7.946cm" svg:x="1.016cm" svg:y="0.508cm">
          <draw:text-box>
            <text:p text:style-name="P40"><text:span text:style-name="T57">COLLECTS</text:span></text:p>
            <text:p text:style-name="P45"><text:span text:style-name="T62"><text:s text:c="3"/></text:span><text:span text:style-name="T62">L:</text:span><text:span text:style-name="T63"> </text:span><text:span text:style-name="T62">O Lord, hear <text:s text:c="17"/>P: The Lord be </text:span></text:p>
            <text:p text:style-name="P45"><text:span text:style-name="T62"><text:s text:c="7"/></text:span><text:span text:style-name="T62">my prayer. <text:s/></text:span><text:span text:style-name="T64"><text:s text:c="23"/></text:span><text:span text:style-name="T62">with you.</text:span></text:p>
            <text:p text:style-name="P45"><text:span text:style-name="T58"><text:s text:c="2"/></text:span><text:span text:style-name="T58">C:</text:span><text:span text:style-name="T65"> </text:span><text:span text:style-name="T66">♫</text:span><text:span text:style-name="T67"> </text:span><text:span text:style-name="T48">And let my cry </text:span><text:span text:style-name="T65"><text:s text:c="5"/></text:span><text:span text:style-name="T58">C:</text:span><text:span text:style-name="T65"> </text:span><text:span text:style-name="T66">♫</text:span><text:span text:style-name="T67"> </text:span><text:span text:style-name="T48">And with </text:span></text:p>
            <text:p text:style-name="P40"><text:span text:style-name="T65"><text:s text:c="2"/></text:span><text:span text:style-name="T48">come to You. </text:span><text:span text:style-name="T68"><text:s text:c="13"/></text:span><text:span text:style-name="T48">your spirit.</text:span></text:p>
          </draw:text-box>
        </draw:frame>
        <draw:line draw:style-name="gr54" draw:text-style-name="P51" draw:layer="layout" svg:x1="14.224cm" svg:y1="2.794cm" svg:x2="14.224cm" svg:y2="7.874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48" draw:layer="layout" svg:width="25.676cm" svg:height="2.032cm" svg:x="1.016cm" svg:y="0.508cm">
          <draw:text-box>
            <text:p text:style-name="P40"><text:span text:style-name="T57">COLLECT OF THE DAY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8" draw:layer="layout" svg:width="25.676cm" svg:height="6.256cm" svg:x="1.016cm" svg:y="0.508cm">
          <draw:text-box>
            <text:p text:style-name="P40"><text:span text:style-name="T57">COLLECT FOR GRACE</text:span></text:p>
            <text:p text:style-name="P45"><text:span text:style-name="T62">L: O Lord, our heavenly Father, almighty...</text:span></text:p>
            <text:p text:style-name="P45"><text:span text:style-name="T62"><text:s text:c="26"/></text:span><text:span text:style-name="T62">...one God, now and forever.</text:span></text:p>
            <text:p text:style-name="P45"><text:span text:style-name="T58">C: </text:span><text:span text:style-name="T66">♫</text:span><text:span text:style-name="T69"> </text:span><text:span text:style-name="T48">Am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7" draw:text-style-name="P48" draw:layer="layout" svg:width="25.676cm" svg:height="4.753cm" svg:x="1.016cm" svg:y="0.508cm">
          <draw:text-box>
            <text:p text:style-name="P40"><text:span text:style-name="T57">BENEDICAMUS</text:span></text:p>
            <text:p text:style-name="P41"><text:span text:style-name="T62">L: Let us bless the Lord.</text:span></text:p>
            <text:p text:style-name="P45"><text:span text:style-name="T58">C: </text:span><text:span text:style-name="T70">♫</text:span><text:span text:style-name="T69"> </text:span><text:span text:style-name="T48">Thanks be to Go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8" draw:text-style-name="P48" draw:layer="layout" svg:width="25.676cm" svg:height="7.759cm" svg:x="1.016cm" svg:y="0.508cm">
          <draw:text-box>
            <text:p text:style-name="P40"><text:span text:style-name="T57">BENEDICTION</text:span></text:p>
            <text:p text:style-name="P41"><text:span text:style-name="T62">P:</text:span><text:span text:style-name="T63"> </text:span><text:span text:style-name="T62">The grace of our Lord </text:span><text:span text:style-name="T71">+</text:span><text:span text:style-name="T62"> Jesus Christ and the <text:s/></text:span></text:p>
            <text:p text:style-name="P41"><text:span text:style-name="T62"><text:s text:c="4"/></text:span><text:span text:style-name="T62">love of God and the communion of the Holy </text:span></text:p>
            <text:p text:style-name="P41"><text:span text:style-name="T62"><text:s text:c="4"/></text:span><text:span text:style-name="T62">Spirit be with you all</text:span><text:span text:style-name="T63">.</text:span></text:p>
            <text:p text:style-name="P45"><text:span text:style-name="T58">C: </text:span><text:span text:style-name="T70">♫</text:span><text:span text:style-name="T69"> </text:span><text:span text:style-name="T48">Am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9" draw:text-style-name="P48" draw:layer="layout" svg:width="25.676cm" svg:height="10.591cm" svg:x="1.016cm" svg:y="0.508cm">
          <draw:text-box>
            <text:p text:style-name="P40"><text:span text:style-name="T72">ACKNOWLEDGMENTS</text:span></text:p>
            <text:p text:style-name="P40"><text:span text:style-name="T73">Creative Worship for the Lutheran Parish, Series C, Quarter 1.</text:span></text:p>
            <text:p text:style-name="P40"><text:span text:style-name="T73">Copyright © 2018 Concordia Publishing House.</text:span></text:p>
            <text:p text:style-name="P40"><text:span text:style-name="T73">All rights reserved. Used by permission.</text:span></text:p>
            <text:p text:style-name="P40"><text:span text:style-name="T73"/></text:p>
            <text:p text:style-name="P40"><text:span text:style-name="T73">Unless otherwise indicated,</text:span></text:p>
            <text:p text:style-name="P40"><text:span text:style-name="T73">all scripture quotations are from The Holy Bible, English Standard Version, copyright © 2001 by Crossway Bibles, a division of Good News Publishers. Used by permission. All rights reserved.</text:span></text:p>
            <text:p text:style-name="P40"><text:span text:style-name="T73"/></text:p>
            <text:p text:style-name="P40"><text:span text:style-name="T73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1_5f_" presentation:presentation-page-layout-name="AL1T0">
        <office:forms form:automatic-focus="false" form:apply-design-mode="false"/>
        <draw:custom-shape draw:style-name="gr21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Segoe UI4" svg:font-family="'Segoe UI'" style:font-adornments="Regular"/>
    <style:font-face style:name="Arial2" svg:font-family="Arial" style:font-family-generic="swiss"/>
    <style:font-face style:name="Arial3" svg:font-family="Arial" style:font-adornments="Regular" style:font-family-generic="swiss"/>
    <style:font-face style:name="Arial5" svg:font-family="Arial" style:font-pitch="variable"/>
    <style:font-face style:name="Copperplate Gothic Light" svg:font-family="'Copperplate Gothic Light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Copperplate Gothic Light1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1BEA9B135D1E4ECD.jpg" xlink:type="simple" xlink:show="embed" xlink:actuate="onLoad"/>
    <draw:fill-image draw:name="Bitmap_20_11" draw:display-name="Bitmap 11" xlink:href="Pictures/1000000000000422000002531BEA9B135D1E4ECD.jpg" xlink:type="simple" xlink:show="embed" xlink:actuate="onLoad"/>
    <draw:fill-image draw:name="Bitmap_20_12" draw:display-name="Bitmap 12" xlink:href="Pictures/1000000000000422000002531BEA9B135D1E4ECD.jpg" xlink:type="simple" xlink:show="embed" xlink:actuate="onLoad"/>
    <draw:fill-image draw:name="Bitmap_20_13" draw:display-name="Bitmap 13" xlink:href="Pictures/1000000000000422000002531BEA9B135D1E4ECD.jpg" xlink:type="simple" xlink:show="embed" xlink:actuate="onLoad"/>
    <draw:fill-image draw:name="Bitmap_20_14" draw:display-name="Bitmap 14" xlink:href="Pictures/1000000000000422000002531BEA9B135D1E4ECD.jpg" xlink:type="simple" xlink:show="embed" xlink:actuate="onLoad"/>
    <draw:fill-image draw:name="Bitmap_20_15" draw:display-name="Bitmap 15" xlink:href="Pictures/1000000000000422000002531BEA9B135D1E4ECD.jpg" xlink:type="simple" xlink:show="embed" xlink:actuate="onLoad"/>
    <draw:fill-image draw:name="Bitmap_20_16" draw:display-name="Bitmap 16" xlink:href="Pictures/1000000000000422000002531BEA9B135D1E4ECD.jpg" xlink:type="simple" xlink:show="embed" xlink:actuate="onLoad"/>
    <draw:fill-image draw:name="Bitmap_20_17" draw:display-name="Bitmap 17" xlink:href="Pictures/1000000000000422000002531BEA9B135D1E4ECD.jpg" xlink:type="simple" xlink:show="embed" xlink:actuate="onLoad"/>
    <draw:fill-image draw:name="Bitmap_20_18" draw:display-name="Bitmap 18" xlink:href="Pictures/1000000000000422000002531BEA9B135D1E4ECD.jpg" xlink:type="simple" xlink:show="embed" xlink:actuate="onLoad"/>
    <draw:fill-image draw:name="Bitmap_20_19" draw:display-name="Bitmap 19" xlink:href="Pictures/1000000000000422000002531BEA9B135D1E4ECD.jpg" xlink:type="simple" xlink:show="embed" xlink:actuate="onLoad"/>
    <draw:fill-image draw:name="Bitmap_20_20" draw:display-name="Bitmap 20" xlink:href="Pictures/1000000000000422000002531BEA9B135D1E4ECD.jpg" xlink:type="simple" xlink:show="embed" xlink:actuate="onLoad"/>
    <draw:fill-image draw:name="Bitmap_20_21" draw:display-name="Bitmap 21" xlink:href="Pictures/1000000000000422000002531BEA9B135D1E4ECD.jpg" xlink:type="simple" xlink:show="embed" xlink:actuate="onLoad"/>
    <draw:fill-image draw:name="Bitmap_20_22" draw:display-name="Bitmap 22" xlink:href="Pictures/1000000000000422000002531BEA9B135D1E4ECD.jpg" xlink:type="simple" xlink:show="embed" xlink:actuate="onLoad"/>
    <draw:fill-image draw:name="Bitmap_20_23" draw:display-name="Bitmap 23" xlink:href="Pictures/1000000000000422000002531BEA9B135D1E4ECD.jpg" xlink:type="simple" xlink:show="embed" xlink:actuate="onLoad"/>
    <draw:fill-image draw:name="Bitmap_20_24" draw:display-name="Bitmap 24" xlink:href="Pictures/1000000000000422000002531BEA9B135D1E4ECD.jpg" xlink:type="simple" xlink:show="embed" xlink:actuate="onLoad"/>
    <draw:fill-image draw:name="Bitmap_20_25" draw:display-name="Bitmap 25" xlink:href="Pictures/1000000000000422000002531BEA9B135D1E4ECD.jpg" xlink:type="simple" xlink:show="embed" xlink:actuate="onLoad"/>
    <draw:fill-image draw:name="Bitmap_20_26" draw:display-name="Bitmap 26" xlink:href="Pictures/1000000000000422000002531BEA9B135D1E4ECD.jpg" xlink:type="simple" xlink:show="embed" xlink:actuate="onLoad"/>
    <draw:fill-image draw:name="Bitmap_20_27" draw:display-name="Bitmap 27" xlink:href="Pictures/1000000000000422000002531BEA9B135D1E4ECD.jpg" xlink:type="simple" xlink:show="embed" xlink:actuate="onLoad"/>
    <draw:fill-image draw:name="Bitmap_20_28" draw:display-name="Bitmap 28" xlink:href="Pictures/1000000000000422000002531BEA9B135D1E4ECD.jpg" xlink:type="simple" xlink:show="embed" xlink:actuate="onLoad"/>
    <draw:fill-image draw:name="Bitmap_20_29" draw:display-name="Bitmap 29" xlink:href="Pictures/1000000000000422000002531BEA9B135D1E4ECD.jpg" xlink:type="simple" xlink:show="embed" xlink:actuate="onLoad"/>
    <draw:fill-image draw:name="Bitmap_20_3" draw:display-name="Bitmap 3" xlink:href="Pictures/1000000000000422000002531BEA9B135D1E4ECD.jpg" xlink:type="simple" xlink:show="embed" xlink:actuate="onLoad"/>
    <draw:fill-image draw:name="Bitmap_20_31" draw:display-name="Bitmap 31" xlink:href="Pictures/1000000000000422000002531BEA9B135D1E4ECD.jpg" xlink:type="simple" xlink:show="embed" xlink:actuate="onLoad"/>
    <draw:fill-image draw:name="Bitmap_20_32" draw:display-name="Bitmap 32" xlink:href="Pictures/1000000000000422000002531BEA9B135D1E4ECD.jpg" xlink:type="simple" xlink:show="embed" xlink:actuate="onLoad"/>
    <draw:fill-image draw:name="Bitmap_20_33" draw:display-name="Bitmap 33" xlink:href="Pictures/1000000000000422000002531BEA9B135D1E4ECD.jpg" xlink:type="simple" xlink:show="embed" xlink:actuate="onLoad"/>
    <draw:fill-image draw:name="Bitmap_20_34" draw:display-name="Bitmap 34" xlink:href="Pictures/1000000000000422000002531BEA9B135D1E4ECD.jpg" xlink:type="simple" xlink:show="embed" xlink:actuate="onLoad"/>
    <draw:fill-image draw:name="Bitmap_20_35" draw:display-name="Bitmap 35" xlink:href="Pictures/1000000000000422000002531BEA9B135D1E4ECD.jpg" xlink:type="simple" xlink:show="embed" xlink:actuate="onLoad"/>
    <draw:fill-image draw:name="Bitmap_20_36" draw:display-name="Bitmap 36" xlink:href="Pictures/1000000000000422000002531BEA9B135D1E4ECD.jpg" xlink:type="simple" xlink:show="embed" xlink:actuate="onLoad"/>
    <draw:fill-image draw:name="Bitmap_20_37" draw:display-name="Bitmap 37" xlink:href="Pictures/1000000000000422000002531BEA9B135D1E4ECD.jpg" xlink:type="simple" xlink:show="embed" xlink:actuate="onLoad"/>
    <draw:fill-image draw:name="Bitmap_20_38" draw:display-name="Bitmap 38" xlink:href="Pictures/1000000000000422000002531BEA9B135D1E4ECD.jpg" xlink:type="simple" xlink:show="embed" xlink:actuate="onLoad"/>
    <draw:fill-image draw:name="Bitmap_20_39" draw:display-name="Bitmap 39" xlink:href="Pictures/1000000000000422000002531BEA9B135D1E4ECD.jpg" xlink:type="simple" xlink:show="embed" xlink:actuate="onLoad"/>
    <draw:fill-image draw:name="Bitmap_20_4" draw:display-name="Bitmap 4" xlink:href="Pictures/1000000000000422000002531BEA9B135D1E4ECD.jpg" xlink:type="simple" xlink:show="embed" xlink:actuate="onLoad"/>
    <draw:fill-image draw:name="Bitmap_20_40" draw:display-name="Bitmap 40" xlink:href="Pictures/1000000000000422000002531BEA9B135D1E4ECD.jpg" xlink:type="simple" xlink:show="embed" xlink:actuate="onLoad"/>
    <draw:fill-image draw:name="Bitmap_20_41" draw:display-name="Bitmap 41" xlink:href="Pictures/1000000000000422000002531BEA9B135D1E4ECD.jpg" xlink:type="simple" xlink:show="embed" xlink:actuate="onLoad"/>
    <draw:fill-image draw:name="Bitmap_20_42" draw:display-name="Bitmap 42" xlink:href="Pictures/1000000000000422000002531BEA9B135D1E4ECD.jpg" xlink:type="simple" xlink:show="embed" xlink:actuate="onLoad"/>
    <draw:fill-image draw:name="Bitmap_20_43" draw:display-name="Bitmap 43" xlink:href="Pictures/1000000000000422000002531BEA9B135D1E4ECD.jpg" xlink:type="simple" xlink:show="embed" xlink:actuate="onLoad"/>
    <draw:fill-image draw:name="Bitmap_20_44" draw:display-name="Bitmap 44" xlink:href="Pictures/1000000000000422000002531BEA9B135D1E4ECD.jpg" xlink:type="simple" xlink:show="embed" xlink:actuate="onLoad"/>
    <draw:fill-image draw:name="Bitmap_20_45" draw:display-name="Bitmap 45" xlink:href="Pictures/1000000000000422000002531BEA9B135D1E4ECD.jpg" xlink:type="simple" xlink:show="embed" xlink:actuate="onLoad"/>
    <draw:fill-image draw:name="Bitmap_20_46" draw:display-name="Bitmap 46" xlink:href="Pictures/1000000000000422000002531BEA9B135D1E4ECD.jpg" xlink:type="simple" xlink:show="embed" xlink:actuate="onLoad"/>
    <draw:fill-image draw:name="Bitmap_20_47" draw:display-name="Bitmap 47" xlink:href="Pictures/1000000000000422000002531BEA9B135D1E4ECD.jpg" xlink:type="simple" xlink:show="embed" xlink:actuate="onLoad"/>
    <draw:fill-image draw:name="Bitmap_20_48" draw:display-name="Bitmap 48" xlink:href="Pictures/1000000000000422000002531BEA9B135D1E4ECD.jpg" xlink:type="simple" xlink:show="embed" xlink:actuate="onLoad"/>
    <draw:fill-image draw:name="Bitmap_20_49" draw:display-name="Bitmap 49" xlink:href="Pictures/1000000000000422000002531BEA9B135D1E4ECD.jpg" xlink:type="simple" xlink:show="embed" xlink:actuate="onLoad"/>
    <draw:fill-image draw:name="Bitmap_20_5" draw:display-name="Bitmap 5" xlink:href="Pictures/1000000000000422000002531BEA9B135D1E4ECD.jpg" xlink:type="simple" xlink:show="embed" xlink:actuate="onLoad"/>
    <draw:fill-image draw:name="Bitmap_20_50" draw:display-name="Bitmap 50" xlink:href="Pictures/1000000000000422000002531BEA9B135D1E4ECD.jpg" xlink:type="simple" xlink:show="embed" xlink:actuate="onLoad"/>
    <draw:fill-image draw:name="Bitmap_20_53" draw:display-name="Bitmap 53" xlink:href="Pictures/1000000000000422000002531BEA9B135D1E4ECD.jpg" xlink:type="simple" xlink:show="embed" xlink:actuate="onLoad"/>
    <draw:fill-image draw:name="Bitmap_20_54" draw:display-name="Bitmap 54" xlink:href="Pictures/1000000000000422000002531BEA9B135D1E4ECD.jpg" xlink:type="simple" xlink:show="embed" xlink:actuate="onLoad"/>
    <draw:fill-image draw:name="Bitmap_20_55" draw:display-name="Bitmap 55" xlink:href="Pictures/1000000000000422000002531BEA9B135D1E4ECD.jpg" xlink:type="simple" xlink:show="embed" xlink:actuate="onLoad"/>
    <draw:fill-image draw:name="Bitmap_20_56" draw:display-name="Bitmap 56" xlink:href="Pictures/1000000000000422000002531BEA9B135D1E4ECD.jpg" xlink:type="simple" xlink:show="embed" xlink:actuate="onLoad"/>
    <draw:fill-image draw:name="Bitmap_20_57" draw:display-name="Bitmap 57" xlink:href="Pictures/1000000000000422000002531BEA9B135D1E4ECD.jpg" xlink:type="simple" xlink:show="embed" xlink:actuate="onLoad"/>
    <draw:fill-image draw:name="Bitmap_20_58" draw:display-name="Bitmap 58" xlink:href="Pictures/1000000000000422000002531BEA9B135D1E4ECD.jpg" xlink:type="simple" xlink:show="embed" xlink:actuate="onLoad"/>
    <draw:fill-image draw:name="Bitmap_20_59" draw:display-name="Bitmap 59" xlink:href="Pictures/1000000000000422000002531BEA9B135D1E4ECD.jpg" xlink:type="simple" xlink:show="embed" xlink:actuate="onLoad"/>
    <draw:fill-image draw:name="Bitmap_20_6" draw:display-name="Bitmap 6" xlink:href="Pictures/1000000000000422000002531BEA9B135D1E4ECD.jpg" xlink:type="simple" xlink:show="embed" xlink:actuate="onLoad"/>
    <draw:fill-image draw:name="Bitmap_20_60" draw:display-name="Bitmap 60" xlink:href="Pictures/1000000000000422000002531BEA9B135D1E4ECD.jpg" xlink:type="simple" xlink:show="embed" xlink:actuate="onLoad"/>
    <draw:fill-image draw:name="Bitmap_20_61" draw:display-name="Bitmap 61" xlink:href="Pictures/1000000000000422000002531BEA9B135D1E4ECD.jpg" xlink:type="simple" xlink:show="embed" xlink:actuate="onLoad"/>
    <draw:fill-image draw:name="Bitmap_20_62" draw:display-name="Bitmap 62" xlink:href="Pictures/1000000000000422000002531BEA9B135D1E4ECD.jpg" xlink:type="simple" xlink:show="embed" xlink:actuate="onLoad"/>
    <draw:fill-image draw:name="Bitmap_20_7" draw:display-name="Bitmap 7" xlink:href="Pictures/1000000000000422000002531BEA9B135D1E4ECD.jpg" xlink:type="simple" xlink:show="embed" xlink:actuate="onLoad"/>
    <draw:fill-image draw:name="Bitmap_20_8" draw:display-name="Bitmap 8" xlink:href="Pictures/1000000000000422000002531BEA9B135D1E4ECD.jpg" xlink:type="simple" xlink:show="embed" xlink:actuate="onLoad"/>
    <draw:fill-image draw:name="Bitmap_20_9" draw:display-name="Bitmap 9" xlink:href="Pictures/1000000000000422000002531BEA9B135D1E4ECD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_5f_-background" style:display-name="Default2_-background" style:family="presentation">
      <style:graphic-properties draw:stroke="none" draw:fill="none"/>
      <style:text-properties style:letter-kerning="true"/>
    </style:style>
    <style:style style:name="Default2_5f_-backgroundobjects" style:display-name="Default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_5f_-notes" style:display-name="Default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_5f_-outline1" style:display-name="Default2_-outline1" style:family="presentation">
      <style:graphic-properties draw:stroke="none" draw:fill="none" draw:auto-grow-height="false" draw:fit-to-size="shrink-to-fit" style:shrink-to-fit="true">
        <text:list-style style:name="Default2_5f_-outline1" style:display-name="Default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_5f_-outline2" style:display-name="Default2_-outline2" style:family="presentation" style:parent-style-name="Default2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2_5f_-outline3" style:display-name="Default2_-outline3" style:family="presentation" style:parent-style-name="Default2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2_5f_-outline4" style:display-name="Default2_-outline4" style:family="presentation" style:parent-style-name="Default2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2_5f_-outline5" style:display-name="Default2_-outline5" style:family="presentation" style:parent-style-name="Default2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6" style:display-name="Default2_-outline6" style:family="presentation" style:parent-style-name="Default2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7" style:display-name="Default2_-outline7" style:family="presentation" style:parent-style-name="Default2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8" style:display-name="Default2_-outline8" style:family="presentation" style:parent-style-name="Default2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outline9" style:display-name="Default2_-outline9" style:family="presentation" style:parent-style-name="Default2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_5f_-subtitle" style:display-name="Default2_-subtitle" style:family="presentation">
      <style:graphic-properties draw:stroke="none" draw:fill="none" draw:textarea-vertical-align="middle">
        <text:list-style style:name="Default2_5f_-subtitle" style:display-name="Default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_5f_-title" style:display-name="Default2_-title" style:family="presentation">
      <style:graphic-properties draw:stroke="none" draw:fill="none" draw:textarea-vertical-align="middle">
        <text:list-style style:name="Default2_5f_-title" style:display-name="Default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_5f_-background" style:display-name="Default1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_5f_-backgroundobjects" style:display-name="Default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_5f_-notes" style:display-name="Default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_5f_-outline1" style:display-name="Default1_-outline1" style:family="presentation">
      <style:graphic-properties draw:stroke="none" draw:fill="none" draw:auto-grow-height="false" draw:fit-to-size="shrink-to-fit" style:shrink-to-fit="true">
        <text:list-style style:name="Default1_5f_-outline1" style:display-name="Default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outline2" style:display-name="Default1_-outline2" style:family="presentation" style:parent-style-name="Default1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_5f_-outline3" style:display-name="Default1_-outline3" style:family="presentation" style:parent-style-name="Default1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_5f_-outline4" style:display-name="Default1_-outline4" style:family="presentation" style:parent-style-name="Default1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_5f_-outline5" style:display-name="Default1_-outline5" style:family="presentation" style:parent-style-name="Default1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6" style:display-name="Default1_-outline6" style:family="presentation" style:parent-style-name="Default1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7" style:display-name="Default1_-outline7" style:family="presentation" style:parent-style-name="Default1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8" style:display-name="Default1_-outline8" style:family="presentation" style:parent-style-name="Default1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9" style:display-name="Default1_-outline9" style:family="presentation" style:parent-style-name="Default1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subtitle" style:display-name="Default1_-subtitle" style:family="presentation">
      <style:graphic-properties draw:stroke="none" draw:fill="none" draw:textarea-vertical-align="middle">
        <text:list-style style:name="Default1_5f_-subtitle" style:display-name="Default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title" style:display-name="Default1_-title" style:family="presentation">
      <style:graphic-properties draw:stroke="none" draw:fill="none" draw:textarea-vertical-align="middle">
        <text:list-style style:name="Default1_5f_-title" style:display-name="Default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2_5f_-backgroundobjects">
      <style:graphic-properties draw:stroke="none" draw:fill="none" draw:fill-color="#ffffff" draw:auto-grow-height="false" fo:min-height="1.086cm"/>
    </style:style>
    <style:style style:name="Mpr155" style:family="presentation" style:parent-style-name="Default2_5f_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2_5f_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1_5f_-backgroundobjects">
      <style:graphic-properties draw:stroke="none" draw:fill="none" draw:fill-color="#ffffff" draw:auto-grow-height="false" fo:min-height="1.086cm"/>
    </style:style>
    <style:style style:name="Mpr158" style:family="presentation" style:parent-style-name="Default1_5f_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3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_5f_" style:display-name="Default2_" style:page-layout-name="PM1" draw:style-name="Mdp4">
      <office:forms form:automatic-focus="false" form:apply-design-mode="false"/>
      <draw:frame presentation:style-name="Default2_5f_-title" draw:layer="backgroundobjects" svg:width="25.199cm" svg:height="2.629cm" svg:x="1.4cm" svg:y="0.628cm" presentation:class="title" presentation:placeholder="true">
        <draw:text-box/>
      </draw:frame>
      <draw:frame presentation:style-name="Default2_5f_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_5f_-title" draw:layer="backgroundobjects" svg:width="18.624cm" svg:height="10.476cm" svg:x="1.482cm" svg:y="2.123cm" presentation:class="page"/>
        <draw:frame presentation:style-name="Default2_5f_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_5f_" style:display-name="Default1_" style:page-layout-name="PM1" draw:style-name="Mdp2">
      <office:forms form:automatic-focus="false" form:apply-design-mode="false"/>
      <draw:frame presentation:style-name="Default1_5f_-title" draw:layer="backgroundobjects" svg:width="25.199cm" svg:height="2.629cm" svg:x="1.4cm" svg:y="0.628cm" presentation:class="title" presentation:placeholder="true">
        <draw:text-box/>
      </draw:frame>
      <draw:frame presentation:style-name="Default1_5f_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_5f_-title" draw:layer="backgroundobjects" svg:width="18.624cm" svg:height="10.476cm" svg:x="1.482cm" svg:y="2.123cm" presentation:class="page"/>
        <draw:frame presentation:style-name="Default1_5f_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3-25T21:15:42.706000000</dc:date>
    <meta:editing-duration>PT6H45M7S</meta:editing-duration>
    <meta:editing-cycles>47</meta:editing-cycles>
    <meta:generator>LibreOffice/6.1.5.2$Windows_X86_64 LibreOffice_project/90f8dcf33c87b3705e78202e3df5142b201bd805</meta:generator>
    <meta:document-statistic meta:object-count="927"/>
  </office:meta>
</office:document-meta>
</file>